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07.3pt"/>
    </style:style>
    <style:style style:name="co3" style:family="table-column">
      <style:table-column-properties fo:break-before="auto" style:column-width="181.39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238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ESP32-EVB_Rev_H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5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3,R3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3,R32,R31,R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7,R27,R26,R16,R1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5,R42,R41,R5,R1,R5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,R21,R18,R11,R3,R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9,R56,R49,R45,R30,R40,</text:p>
            <text:p>R38,R35,R34,R23,R22,R6,</text:p>
            <text:p>R2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4,R9,R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2,C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25,C24,C17,C15,</text:p>
            <text:p>C14,C13,C11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nF/16V/10%/X7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3,C12,C9,C8,C7,C6,</text:p>
            <text:p>C5,C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2,C4,C10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4,L3,L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3,D1,D5,D7,D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6,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10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2,LED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Q4,Q5,Q7,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1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IR333-A/5mm</text:p>
          </table:table-cell>
          <table:table-cell office:value-type="string" calcext:value-type="string">
            <text:p>LED-5mm-PTH-AK</text:p>
          </table:table-cell>
          <table:table-cell office:value-type="string" calcext:value-type="string">
            <text:p>LE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M7236-H8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-0515</text:p>
          </table:table-cell>
          <table:table-cell office:value-type="string" calcext:value-type="string">
            <text:p>Relay_RAS-05-15</text:p>
          </table:table-cell>
          <table:table-cell office:value-type="string" calcext:value-type="string">
            <text:p>REL1,REL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30ppm/2P/HC-49SM(SMD)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0MHz/25ppm/3V/4P/5x3.2mm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62-E/SN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_</text:p>
            <text:p>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D-4MB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P303LSN27T1G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B3-3.5mm</text:p>
          </table:table-cell>
          <table:table-cell office:value-type="string" calcext:value-type="string">
            <text:p>CA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B3 DG306-5.0-3P</text:p>
          </table:table-cell>
          <table:table-cell office:value-type="string" calcext:value-type="string">
            <text:p>TB3-DG306-5.0_3P</text:p>
          </table:table-cell>
          <table:table-cell office:value-type="string" calcext:value-type="string">
            <text:p>CON2,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UEXT_ML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CAN_T1,PHY_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(1-2)/Opened(2-3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5.0V/3.3V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/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BAT/BU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/R0603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4,R54,R48,R46,R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/20%/X5R/C0805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,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TB2 DG306-5.0-2P)</text:p>
          </table:table-cell>
          <table:table-cell office:value-type="string" calcext:value-type="string">
            <text:p>TB2-DG306-5.0_2P</text:p>
          </table:table-cell>
          <table:table-cell office:value-type="string" calcext:value-type="string">
            <text:p>PW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5</text:p>
          </table:table-cell>
          <table:table-cell table:number-columns-repeated="1020"/>
        </table:table-row>
        <table:table-row table:style-name="ro1" table:number-rows-repeated="48">
          <table:table-cell table:style-name="Default"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10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4-2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09:24:19.010440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1:22:58.011762374</dc:date>
    <meta:editing-duration>PT2H1M16S</meta:editing-duration>
    <meta:editing-cycles>46</meta:editing-cycles>
    <meta:generator>LibreOffice/5.1.6.2$Linux_X86_64 LibreOffice_project/10m0$Build-2</meta:generator>
    <meta:document-statistic meta:table-count="1" meta:cell-count="272" meta:object-count="0"/>
  </office:meta>
</office:document-meta>
</file>